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table:formula="of:=SUM([.A$1:.A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A$1:.A2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SUM([.A$1:.A3]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SUM([.A$1:.A4]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SUM([.A$1:.A5])"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SUM([.A$1:.A6])" office:value-type="float" office:value="2252" calcext:value-type="float">
            <text:p>2252</text:p>
          </table:table-cell>
        </table:table-row>
        <table:table-row table:style-name="ro1">
          <table:table-cell table:style-name="ce1" office:value-type="float" office:value="1188511885" calcext:value-type="float">
            <text:p>1188511885</text:p>
          </table:table-cell>
          <table:table-cell table:formula="of:=SUM([.A$1:.A7])" office:value-type="float" office:value="1188514137" calcext:value-type="float">
            <text:p>1188514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1T16:23:58.284103685</meta:creation-date>
    <dc:date>2026-01-01T19:02:04.635036133</dc:date>
    <meta:editing-duration>PT1H14M54S</meta:editing-duration>
    <meta:editing-cycles>1</meta:editing-cycles>
    <meta:document-statistic meta:table-count="1" meta:cell-count="14" meta:object-count="0"/>
    <meta:generator>LibreOffice/25.8.1.1$Linux_X86_64 LibreOffice_project/580$Build-1</meta:generator>
  </office:meta>
</office:document-meta>
</file>